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f14"/>
    </style:style>
    <style:style style:name="P2" style:family="paragraph" style:parent-style-name="Standard">
      <style:text-properties officeooo:rsid="000bdf14" officeooo:paragraph-rsid="000bdf14"/>
    </style:style>
    <style:style style:name="P3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officeooo:rsid="000da7f8" officeooo:paragraph-rsid="000da7f8"/>
    </style:style>
    <style:style style:name="P4" style:family="paragraph" style:parent-style-name="Standard">
      <style:text-properties officeooo:rsid="000bdf14" officeooo:paragraph-rsid="000bdf14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officeooo:rsid="000bdf14" officeooo:paragraph-rsid="000bdf14"/>
    </style:style>
    <style:style style:name="P6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officeooo:rsid="000da7f8"/>
    </style:style>
    <style:style style:name="T1" style:family="text">
      <style:text-properties officeooo:rsid="000bdf14"/>
    </style:style>
    <style:style style:name="T2" style:family="text">
      <style:text-properties officeooo:rsid="000f0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<text:span text:style-name="T1">а</text:span> этого проекта - отследить влияние условий жизни учащихся в возрасте от 15 до 22 лет на их успеваемость по математике, чтобы на ранней стадии выявлять студентов, находящихся в группе риска.</text:p>
      <text:p text:style-name="Standard"/>
      <text:p text:style-name="Standard">1. В данных достаточно мало пустых значений, в то же время полностью заполнено только 3 из 30 столбцов, хуже всего заполнен столбец Pstatus — <text:span text:style-name="T1">всего </text:span>на 88 %. Выбросы найдены только в столбце absences и famrel, что позволяет сделать вывод о том, что данные достаточно чистые.</text:p>
      <text:p text:style-name="Standard"/>
      <text:p text:style-name="P2">2. Работа состояла из следующих этапов:</text:p>
      <text:p text:style-name="P2">- первичная обработка данных</text:p>
      <text:p text:style-name="P1">- <text:span text:style-name="T1">анализ распределения числовых признаков, поиск и устранение выбросов</text:span></text:p>
      <text:p text:style-name="P1">- <text:span text:style-name="T1">оценка количества уникальных значений для номинативных переменных, преобразованы пустые значения</text:span></text:p>
      <text:p text:style-name="P1">- <text:span text:style-name="T1">проведение корреляционного анализа количественных переменных, выявление коррелирующих и не коррелирующих переменных</text:span></text:p>
      <text:p text:style-name="P1">- <text:span text:style-name="T1">проведение анализа номинативных переменных, выявление влияющих и не влияющих на предсказываемую величину</text:span></text:p>
      <text:p text:style-name="P1">- <text:span text:style-name="T1">выводы по проведённой работе</text:span></text:p>
      <text:p text:style-name="Text_20_body"/>
      <text:p text:style-name="P5">Саморефлексия:</text:p>
      <text:p text:style-name="P6">1. Наибольшее удовлетворение в этой работе принесла итоговая часть, когда стали видны корреляции и влияние различных величин на предсказываемую величину и стало возможно сделать выводы.</text:p>
      <text:p text:style-name="P3">2. Достаточно долго разбирался с анализом отдельных данных, нужно подумать о автоматизации рутины.</text:p>
      <text:p text:style-name="P3">3. интересно было узнать какие и статистические параметры могут быть применены для анализа данных и попробовать их применить на практике. </text:p>
      <text:p text:style-name="P3">4. Результатом для себя считаю более менее связное представление о статистическом анализе.</text:p>
      <text:p text:style-name="P3">5. Непосредственно в своей деятельности могу применить подготовку и очистку данных, квартильный и корреляционный анализ.</text:p>
      <text:p text:style-name="P3">6. Планирую более подробно поработать с тестированием гипотез и планированием <text:span text:style-name="T2">эксперимента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22:33:53.944088077</meta:creation-date>
    <dc:date>2021-06-05T00:50:13.183736957</dc:date>
    <meta:editing-duration>PT1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33" meta:character-count="1692" meta:non-whitespace-character-count="1473"/>
  </office:meta>
</office:document-meta>
</file>